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 Digi Kyokasho N-R" svg:font-family="'UD Digi Kyokasho N-R'" style:font-pitch="variable"/>
    <style:font-face style:name="UD Digi Kyokasho N-R1" svg:font-family="'UD Digi Kyokasho N-R'" style:font-adornments="Regular" style:font-pitch="variable"/>
  </office:font-face-decls>
  <office:automatic-styles>
    <style:style style:name="P1" style:family="paragraph" style:parent-style-name="Standard">
      <style:text-properties style:font-name="UD Digi Kyokasho N-R" fo:font-size="20pt" style:text-underline-style="none" officeooo:rsid="00227c03" officeooo:paragraph-rsid="00227c03" style:font-name-asian="UD Digi Kyokasho N-R" style:font-size-asian="17.5pt" style:font-size-complex="20pt"/>
    </style:style>
    <style:style style:name="P2" style:family="paragraph" style:parent-style-name="Standard">
      <style:text-properties style:font-name="UD Digi Kyokasho N-R" fo:font-size="20pt" style:text-underline-style="none" officeooo:rsid="00221d0b" officeooo:paragraph-rsid="00221d0b" style:font-name-asian="UD Digi Kyokasho N-R" style:font-size-asian="17.5pt" style:font-size-complex="20pt"/>
    </style:style>
    <style:style style:name="P3" style:family="paragraph" style:parent-style-name="Standard">
      <style:text-properties officeooo:paragraph-rsid="00227c03"/>
    </style:style>
    <style:style style:name="P4" style:family="paragraph" style:parent-style-name="Standard">
      <style:text-properties style:font-name="UD Digi Kyokasho N-R" fo:font-size="20pt" style:text-underline-style="none" officeooo:rsid="00227c03" officeooo:paragraph-rsid="00227c03" style:font-name-asian="UD Digi Kyokasho N-R" style:font-size-asian="17.5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UD Digi Kyokasho N-R" fo:font-size="20pt" style:text-underline-style="none" officeooo:rsid="00227c03" style:font-name-asian="UD Digi Kyokasho N-R" style:font-size-asian="17.5pt" style:font-size-complex="20pt"/>
    </style:style>
    <style:style style:name="Ru1" style:family="ruby">
      <style:ruby-properties style:ruby-align="left" style:ruby-position="above" loext:ruby-position="above"/>
    </style:style>
    <style:style style:name="Ru2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１．<text:ruby text:style-name="Ru2"><text:ruby-base><text:span text:style-name="T2">売り場</text:span></text:ruby-base><text:ruby-text text:style-name="ruby_20_2">うりば</text:ruby-text></text:ruby></text:p>
      <text:p text:style-name="P1">２．<text:ruby text:style-name="Ru1"><text:ruby-base>円</text:ruby-base><text:ruby-text text:style-name="ruby_20_2">えん</text:ruby-text></text:ruby></text:p>
      <text:p text:style-name="P3"><text:span text:style-name="T3">３．お</text:span><text:ruby text:style-name="Ru2"><text:ruby-base><text:span text:style-name="T3">弁当</text:span></text:ruby-base><text:ruby-text text:style-name="ruby_20_2">べんとう</text:ruby-text></text:ruby></text:p>
      <text:p text:style-name="P1">４．<text:ruby text:style-name="Ru2"><text:ruby-base>人形</text:ruby-base><text:ruby-text text:style-name="ruby_20_2">にんぎょう</text:ruby-text></text:ruby></text:p>
      <text:p text:style-name="P1">５．<text:ruby text:style-name="Ru2"><text:ruby-base>受付</text:ruby-base><text:ruby-text text:style-name="ruby_20_2">うけつけ</text:ruby-text></text:ruby></text:p>
      <text:p text:style-name="P1">６．<text:ruby text:style-name="Ru1"><text:ruby-base>図書室</text:ruby-base><text:ruby-text text:style-name="ruby_20_2">としょしつ</text:ruby-text></text:ruby></text:p>
      <text:p text:style-name="P1">７．<text:ruby text:style-name="Ru2"><text:ruby-base>教室</text:ruby-base><text:ruby-text text:style-name="ruby_20_2">きょうしつ</text:ruby-text></text:ruby></text:p>
      <text:p text:style-name="P1">８．<text:ruby text:style-name="Ru2"><text:ruby-base>食堂</text:ruby-base><text:ruby-text text:style-name="ruby_20_2">しょくどう</text:ruby-text></text:ruby></text:p>
      <text:p text:style-name="P1">９．<text:ruby text:style-name="Ru2"><text:ruby-base>映画館</text:ruby-base><text:ruby-text text:style-name="ruby_20_2">えいがかｎ</text:ruby-text></text:ruby></text:p>
      <text:p text:style-name="P1">１０．<text:ruby text:style-name="Ru2"><text:ruby-base>銀行</text:ruby-base><text:ruby-text text:style-name="ruby_20_2">ぎんこう</text:ruby-text></text:ruby></text:p>
      <text:p text:style-name="P1">１１．<text:ruby text:style-name="Ru1"><text:ruby-base>学校</text:ruby-base><text:ruby-text>がっこう</text:ruby-text></text:ruby></text:p>
      <text:p text:style-name="P1">１２．<text:ruby text:style-name="Ru2"><text:ruby-base>会議室</text:ruby-base><text:ruby-text text:style-name="ruby_20_2">かいぎしつ</text:ruby-text></text:ruby></text:p>
      <text:p text:style-name="P1">１３．<text:ruby text:style-name="Ru2"><text:ruby-base>図書館</text:ruby-base><text:ruby-text text:style-name="ruby_20_2">としょかｎ</text:ruby-text></text:ruby></text:p>
      <text:p text:style-name="P1">１４．<text:ruby text:style-name="Ru2"><text:ruby-base>入口</text:ruby-base><text:ruby-text text:style-name="ruby_20_2">いりぐち</text:ruby-text></text:ruby></text:p>
      <text:p text:style-name="P1">１５．<text:ruby text:style-name="Ru2"><text:ruby-base>日本語</text:ruby-base><text:ruby-text text:style-name="ruby_20_2">にほんご</text:ruby-text></text:ruby><text:ruby text:style-name="Ru2"><text:ruby-base>学校</text:ruby-base><text:ruby-text text:style-name="ruby_20_2">がっこ</text:ruby-text></text:ruby></text:p>
      <text:p text:style-name="P1">１６．<text:ruby text:style-name="Ru2"><text:ruby-base>椅子</text:ruby-base><text:ruby-text text:style-name="ruby_20_2">いす</text:ruby-text></text:ruby></text:p>
      <text:p text:style-name="P1">１７．<text:ruby text:style-name="Ru2"><text:ruby-base>窓</text:ruby-base><text:ruby-text text:style-name="ruby_20_2">まど</text:ruby-text></text:ruby></text:p>
      <text:p text:style-name="P1">１８．<text:ruby text:style-name="Ru2"><text:ruby-base>眼鏡</text:ruby-base><text:ruby-text text:style-name="ruby_20_2">えいが</text:ruby-text></text:ruby></text:p>
      <text:p text:style-name="P1">１９．<text:ruby text:style-name="Ru2"><text:ruby-base>机</text:ruby-base><text:ruby-text text:style-name="ruby_20_2">つくえ</text:ruby-text></text:ruby></text:p>
      <text:p text:style-name="P1">２０．<text:ruby text:style-name="Ru2"><text:ruby-base>映画</text:ruby-base><text:ruby-text text:style-name="ruby_20_2">えいが</text:ruby-text></text:ruby></text:p>
      <text:p text:style-name="P1">２１．お<text:ruby text:style-name="Ru2"><text:ruby-base>茶</text:ruby-base><text:ruby-text text:style-name="ruby_20_2">ちゃ</text:ruby-text></text:ruby></text:p>
      <text:p text:style-name="P1">２２．<text:ruby text:style-name="Ru2"><text:ruby-base>音楽</text:ruby-base><text:ruby-text text:style-name="ruby_20_2">おんがく</text:ruby-text></text:ruby></text:p>
      <text:p text:style-name="P1">２３．<text:ruby text:style-name="Ru2"><text:ruby-base>雑誌</text:ruby-base><text:ruby-text text:style-name="ruby_20_2">ざっし</text:ruby-text></text:ruby></text:p>
      <text:p text:style-name="P1"><text:soft-page-break/>２４．<text:ruby text:style-name="Ru2"><text:ruby-base>辞書</text:ruby-base><text:ruby-text text:style-name="ruby_20_2">じしょ</text:ruby-text></text:ruby></text:p>
      <text:p text:style-name="P1">２５．<text:ruby text:style-name="Ru2"><text:ruby-base>帽子</text:ruby-base><text:ruby-text text:style-name="ruby_20_2">ぼうし</text:ruby-text></text:ruby></text:p>
      <text:p text:style-name="P1">２６．<text:ruby text:style-name="Ru2"><text:ruby-base>車</text:ruby-base><text:ruby-text text:style-name="ruby_20_2">くるま</text:ruby-text></text:ruby></text:p>
      <text:p text:style-name="P1">２７．<text:ruby text:style-name="Ru2"><text:ruby-base>手帳</text:ruby-base><text:ruby-text text:style-name="ruby_20_2">てちょう</text:ruby-text></text:ruby></text:p>
      <text:p text:style-name="P1">２８．<text:ruby text:style-name="Ru2"><text:ruby-base>筆箱</text:ruby-base><text:ruby-text text:style-name="ruby_20_2">ふでばこ</text:ruby-text></text:ruby></text:p>
      <text:p text:style-name="P1">２９．<text:ruby text:style-name="Ru2"><text:ruby-base>消</text:ruby-base><text:ruby-text text:style-name="ruby_20_2">け</text:ruby-text></text:ruby>しゴム</text:p>
      <text:p text:style-name="P1">３０．<text:ruby text:style-name="Ru2"><text:ruby-base>趣味</text:ruby-base><text:ruby-text text:style-name="ruby_20_2">しゅうま</text:ruby-text></text:ruby></text:p>
      <text:p text:style-name="P1">３１．<text:ruby text:style-name="Ru2"><text:ruby-base>読書</text:ruby-base><text:ruby-text text:style-name="ruby_20_2">どくしょ</text:ruby-text></text:ruby></text:p>
      <text:p text:style-name="P1">３２．<text:ruby text:style-name="Ru2"><text:ruby-base>水泳</text:ruby-base><text:ruby-text text:style-name="ruby_20_2">すいえい</text:ruby-text></text:ruby></text:p>
      <text:p text:style-name="P1">３３．<text:ruby text:style-name="Ru2"><text:ruby-base>料理</text:ruby-base><text:ruby-text text:style-name="ruby_20_2">りょうり</text:ruby-text></text:ruby></text:p>
      <text:p text:style-name="P1">３４．<text:ruby text:style-name="Ru2"><text:ruby-base>散歩</text:ruby-base><text:ruby-text text:style-name="ruby_20_2">さんぽ</text:ruby-text></text:ruby></text:p>
      <text:p text:style-name="P1">３５．<text:ruby text:style-name="Ru2"><text:ruby-base>野球</text:ruby-base><text:ruby-text text:style-name="ruby_20_2">やきゅう</text:ruby-text></text:ruby></text:p>
      <text:p text:style-name="P1">３６．<text:ruby text:style-name="Ru2"><text:ruby-base>事務室</text:ruby-base><text:ruby-text text:style-name="ruby_20_2">じむしつ</text:ruby-text></text:rub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 Digi Kyokasho N-R" svg:font-family="'UD Digi Kyokasho N-R'" style:font-pitch="variable"/>
    <style:font-face style:name="UD Digi Kyokasho N-R1" svg:font-family="'UD Digi Kyokasho N-R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ndnote_20_Symbol" style:display-name="Endnote Symbol" style:family="text"/>
    <style:style style:name="ruby_20_2" style:display-name="ruby 2" style:family="text" style:parent-style-name="Rubies">
      <style:text-properties style:use-window-font-color="true" loext:opacity="0%" style:text-position="0% 100%" style:font-name-asian="UD Digi Kyokasho N-R1" style:font-family-asian="'UD Digi Kyokasho N-R'" style:font-style-name-asian="Regular" style:font-pitch-asian="variable" style:font-size-asian="8pt" text:display="none" loext:padding="0in" loext:border="none" loext:shadow="#ffffff 0.0402in 0.0402in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Page_20_Number" style:display-name="Page Number" style:family="text"/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29:26.602477232</meta:creation-date>
    <meta:generator>LibreOffice/7.3.7.2$Linux_X86_64 LibreOffice_project/30$Build-2</meta:generator>
    <dc:date>2023-10-23T08:50:15.400483108</dc:date>
    <meta:editing-duration>PT1H31M33S</meta:editing-duration>
    <meta:editing-cycles>22</meta:editing-cycles>
    <meta:document-statistic meta:table-count="0" meta:image-count="0" meta:object-count="0" meta:page-count="2" meta:paragraph-count="36" meta:word-count="179" meta:character-count="179" meta:non-whitespace-character-count="179"/>
  </office:meta>
</office:document-meta>
</file>